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solid" draw:fill-color="#a5a5a5" draw:textarea-horizontal-align="justify" draw:textarea-vertical-align="middle" draw:auto-grow-height="false" fo:min-height="10.924cm" fo:min-width="0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solid" draw:fill-color="#a5a5a5" draw:textarea-horizontal-align="justify" draw:textarea-vertical-align="middle" draw:auto-grow-height="false" fo:min-height="10.925cm" fo:min-width="0cm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1.699cm" fo:min-width="1.154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6.564cm" fo:min-width="1.154cm"/>
    </style:style>
    <style:style style:name="gr5" style:family="graphic" style:parent-style-name="standard">
      <style:graphic-properties svg:stroke-color="#ffffff" draw:fill-color="#0000ff" draw:textarea-horizontal-align="justify" draw:textarea-vertical-align="middle" draw:auto-grow-height="false" fo:min-height="6.782cm" fo:min-width="0.498cm"/>
    </style:style>
    <style:style style:name="gr6" style:family="graphic" style:parent-style-name="standard">
      <style:graphic-properties svg:stroke-color="#ffffff" draw:fill-color="#0000ff" draw:textarea-horizontal-align="justify" draw:textarea-vertical-align="middle" draw:auto-grow-height="false" fo:min-height="3.758cm" fo:min-width="0.498cm"/>
    </style:style>
    <style:style style:name="gr7" style:family="graphic" style:parent-style-name="standard">
      <style:graphic-properties svg:stroke-color="#ffffff" draw:fill-color="#fe7f00" draw:textarea-horizontal-align="justify" draw:textarea-vertical-align="middle" draw:auto-grow-height="false" fo:min-height="3.707cm" fo:min-width="0cm"/>
    </style:style>
    <style:style style:name="gr8" style:family="graphic" style:parent-style-name="standard">
      <style:graphic-properties svg:stroke-color="#ffffff" draw:fill-color="#fe7f00" draw:textarea-horizontal-align="justify" draw:textarea-vertical-align="middle" draw:auto-grow-height="false" fo:min-height="3.601cm" fo:min-width="0cm"/>
    </style:style>
    <style:style style:name="gr9" style:family="graphic" style:parent-style-name="standard">
      <style:graphic-properties svg:stroke-color="#ffffff" draw:fill-color="#666666" draw:textarea-horizontal-align="justify" draw:textarea-vertical-align="middle" draw:auto-grow-height="false" fo:min-height="1.928cm" fo:min-width="0cm"/>
    </style:style>
    <style:style style:name="gr10" style:family="graphic" style:parent-style-name="standard">
      <style:graphic-properties draw:fill="gradient" draw:fill-gradient-name="Tango_20_Green" draw:textarea-horizontal-align="justify" draw:textarea-vertical-align="middle" draw:auto-grow-height="false" fo:min-height="0.337cm" fo:min-width="0.5cm"/>
    </style:style>
    <style:style style:name="gr11" style:family="graphic" style:parent-style-name="standard">
      <style:graphic-properties draw:fill="gradient" draw:fill-gradient-name="Tango_20_Green" draw:textarea-horizontal-align="justify" draw:textarea-vertical-align="middle" draw:auto-grow-height="false" fo:min-height="0.336cm" fo:min-width="0.5cm"/>
    </style:style>
    <style:style style:name="gr12" style:family="graphic" style:parent-style-name="standard">
      <style:graphic-properties draw:fill="gradient" draw:fill-gradient-name="Tango_20_Green" draw:textarea-horizontal-align="justify" draw:textarea-vertical-align="middle" draw:auto-grow-height="false" fo:min-height="0.336cm" fo:min-width="0.5cm"/>
    </style:style>
    <style:style style:name="gr13" style:family="graphic" style:parent-style-name="standard">
      <style:graphic-properties draw:fill="gradient" draw:fill-gradient-name="Tango_20_Green" draw:textarea-horizontal-align="justify" draw:textarea-vertical-align="middle" draw:auto-grow-height="false" fo:min-height="0.337cm" fo:min-width="0.5cm"/>
    </style:style>
    <style:style style:name="gr14" style:family="graphic" style:parent-style-name="standard">
      <style:graphic-properties svg:stroke-width="0.159cm" svg:stroke-color="#ff0000" draw:marker-start-width="0.438cm" draw:marker-end-width="0.438cm" draw:fill-color="#fffffe" draw:textarea-horizontal-align="justify" draw:textarea-vertical-align="middle" draw:auto-grow-height="false" fo:min-height="0.178cm" fo:min-width="0.042cm" fo:padding-top="0.204cm" fo:padding-bottom="0.204cm" fo:padding-left="0.329cm" fo:padding-right="0.329cm"/>
    </style:style>
    <style:style style:name="gr15" style:family="graphic" style:parent-style-name="standard">
      <style:graphic-properties svg:stroke-width="0.159cm" svg:stroke-color="#ff0000" draw:marker-start-width="0.438cm" draw:marker-end-width="0.438cm" draw:fill-color="#fffffe" draw:textarea-horizontal-align="justify" draw:textarea-vertical-align="middle" draw:auto-grow-height="false" fo:min-height="0.179cm" fo:min-width="0.042cm" fo:padding-top="0.204cm" fo:padding-bottom="0.204cm" fo:padding-left="0.329cm" fo:padding-right="0.329cm"/>
    </style:style>
    <style:style style:name="gr16" style:family="graphic" style:parent-style-name="standard">
      <style:graphic-properties draw:stroke="none" draw:fill-color="#191919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color="#ffffff" draw:fill-color="#666666" draw:textarea-horizontal-align="justify" draw:textarea-vertical-align="middle" draw:auto-grow-height="false" fo:min-height="0.983cm" fo:min-width="0cm"/>
    </style:style>
    <style:style style:name="gr19" style:family="graphic" style:parent-style-name="standard">
      <style:graphic-properties svg:stroke-color="#ffffff" draw:fill-color="#fe7f00" draw:textarea-horizontal-align="justify" draw:textarea-vertical-align="middle" draw:auto-grow-height="false" fo:min-height="2.022cm" fo:min-width="0cm"/>
    </style:style>
    <style:style style:name="P1" style:family="paragraph">
      <loext:graphic-properties draw:fill="solid" draw:fill-color="#a5a5a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loext:graphic-properties draw:fill-color="#fe7f00"/>
      <style:paragraph-properties fo:text-align="center"/>
    </style:style>
    <style:style style:name="P5" style:family="paragraph">
      <loext:graphic-properties draw:fill-color="#666666"/>
      <style:paragraph-properties fo:text-align="center"/>
    </style:style>
    <style:style style:name="P6" style:family="paragraph">
      <loext:graphic-properties draw:fill="gradient" draw:fill-gradient-name="Tango_20_Green"/>
      <style:paragraph-properties fo:text-align="center"/>
    </style:style>
    <style:style style:name="P7" style:family="paragraph">
      <loext:graphic-properties draw:fill-color="#fffffe"/>
      <style:paragraph-properties fo:text-align="center"/>
    </style:style>
    <style:style style:name="P8" style:family="paragraph">
      <loext:graphic-properties draw:fill-color="#191919"/>
      <style:paragraph-properties fo:text-align="center"/>
    </style:style>
    <style:style style:name="P9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0.4cm" svg:height="11.301cm" svg:x="2.9cm" svg:y="4.0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4cm" svg:height="11.301cm" svg:x="3.3cm" svg:y="4.08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4cm" svg:height="11.302cm" svg:x="3.301cm" svg:y="4.088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4cm" svg:height="11.301cm" svg:x="3.7cm" svg:y="4.09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205cm" svg:height="12.5cm" svg:x="4.8cm" svg:y="3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205cm" svg:height="12.5cm" svg:x="6.848cm" svg:y="3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2.205cm" svg:height="7.365cm" svg:x="8.895cm" svg:y="5.6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draw:layer="layout" svg:width="1.33cm" svg:height="7.363cm" svg:x="11.3cm" svg:y="5.6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draw:layer="layout" svg:width="1.33cm" svg:height="7.363cm" svg:x="12.536cm" svg:y="5.6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layer="layout" svg:width="1.33cm" svg:height="4.339cm" svg:x="13.77cm" svg:y="6.93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4" draw:layer="layout" svg:width="0.595cm" svg:height="4.105cm" svg:x="15.5cm" svg:y="7.0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4" draw:layer="layout" svg:width="0.595cm" svg:height="4.105cm" svg:x="16.053cm" svg:y="7.0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4" draw:layer="layout" svg:width="0.595cm" svg:height="4cm" svg:x="16.605cm" svg:y="7.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5" draw:layer="layout" svg:width="0.491cm" svg:height="2.3cm" svg:x="18cm" svg:y="7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5" draw:layer="layout" svg:width="0.491cm" svg:height="2.3cm" svg:x="18.457cm" svg:y="7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5" draw:layer="layout" svg:width="0.492cm" svg:height="2.3cm" svg:x="18.908cm" svg:y="7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6" draw:layer="layout" svg:width="1cm" svg:height="0.587cm" svg:x="20.8cm" svg:y="11.995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1.913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1.829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1.745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11.66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1cm" svg:height="0.586cm" svg:x="20.8cm" svg:y="11.578cm">
          <text:p text:style-name="P2"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1.494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1.41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11.325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1.243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1.159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1.075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10.99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0.908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0.824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1cm" svg:height="0.586cm" svg:x="20.8cm" svg:y="10.74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10.655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10.571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0.489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0.405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10.32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10.236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0.154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0.07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9.986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1cm" svg:height="0.587cm" svg:x="20.8cm" svg:y="9.901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9.819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9.735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9.651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9.566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9.484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9.4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9.316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9.231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9.149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1cm" svg:height="0.586cm" svg:x="20.8cm" svg:y="9.065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8.981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8.896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8.812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8.73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8.646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8.561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8.477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8.395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8.311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1cm" svg:height="0.586cm" svg:x="20.8cm" svg:y="8.227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8.142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8.06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7.976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7.892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7.807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7.725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7.641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7.557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7.472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1cm" svg:height="0.586cm" svg:x="20.8cm" svg:y="7.39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7.306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7.222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7.137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7.055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6.971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6.887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6.802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6.718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6.636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1cm" svg:height="0.586cm" svg:x="20.8cm" svg:y="6.552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6.467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6.383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6.301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6.217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6.133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6.048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5.966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5.882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5.798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1cm" svg:height="0.587cm" svg:x="20.8cm" svg:y="5.713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5.631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5.547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5.463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5.378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0.7cm" svg:height="0.586cm" svg:x="23.3cm" svg:y="4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7cm" svg:height="0.586cm" svg:x="23.3cm" svg:y="5.03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7cm" svg:height="0.587cm" svg:x="23.3cm" svg:y="5.8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7cm" svg:height="0.586cm" svg:x="23.3cm" svg:y="6.7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7cm" svg:height="0.587cm" svg:x="23.3cm" svg:y="7.5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7cm" svg:height="0.587cm" svg:x="23.3cm" svg:y="10.06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7cm" svg:height="0.586cm" svg:x="23.3cm" svg:y="10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7cm" svg:height="0.587cm" svg:x="23.3cm" svg:y="11.7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7cm" svg:height="0.586cm" svg:x="23.3cm" svg:y="12.57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7cm" svg:height="0.586cm" svg:x="23.3cm" svg:y="13.41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0.3cm" svg:height="0.3cm" svg:x="23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3cm" svg:height="0.3cm" svg:x="23.5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3cm" svg:height="0.3cm" svg:x="23.501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4.1cm" svg:y1="9cm" svg:x2="4.9cm" svg:y2="9cm">
          <text:p/>
        </draw:line>
        <draw:line draw:style-name="gr17" draw:text-style-name="P9" draw:layer="layout" svg:x1="10.7cm" svg:y1="9cm" svg:x2="11.5cm" svg:y2="9cm">
          <text:p/>
        </draw:line>
        <draw:line draw:style-name="gr17" draw:text-style-name="P9" draw:layer="layout" svg:x1="15cm" svg:y1="9cm" svg:x2="15.5cm" svg:y2="9cm">
          <text:p/>
        </draw:line>
        <draw:line draw:style-name="gr17" draw:text-style-name="P9" draw:layer="layout" svg:x1="19.8cm" svg:y1="9cm" svg:x2="20.7cm" svg:y2="9cm">
          <text:p/>
        </draw:line>
        <draw:line draw:style-name="gr17" draw:text-style-name="P9" draw:layer="layout" svg:x1="21.9cm" svg:y1="9cm" svg:x2="22.8cm" svg:y2="9cm">
          <text:p/>
        </draw:line>
        <draw:custom-shape draw:style-name="gr9" draw:text-style-name="P5" draw:layer="layout" svg:width="0.491cm" svg:height="2.3cm" svg:x="18cm" svg:y="7.8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5" draw:layer="layout" svg:width="0.491cm" svg:height="1.355cm" svg:x="19.404cm" svg:y="8.2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4" draw:layer="layout" svg:width="0.595cm" svg:height="2.42cm" svg:x="17.1cm" svg:y="7.7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7" draw:text-style-name="P9" draw:layer="layout" svg:x1="17.6cm" svg:y1="9cm" svg:x2="18.1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6T07:17:21.979918415</meta:creation-date>
    <dc:date>2019-04-16T08:00:50.815992859</dc:date>
    <meta:editing-duration>PT12M21S</meta:editing-duration>
    <meta:editing-cycles>2</meta:editing-cycles>
    <meta:generator>LibreOffice/6.0.7.3$Linux_X86_64 LibreOffice_project/00m0$Build-3</meta:generator>
    <meta:document-statistic meta:object-count="118"/>
  </office:meta>
</office:document-meta>
</file>